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0ae8" officeooo:paragraph-rsid="00140ae8"/>
    </style:style>
    <style:style style:name="P2" style:family="paragraph" style:parent-style-name="Standard">
      <style:text-properties style:text-position="0% 100%" style:text-underline-style="none" officeooo:rsid="00173ea9" officeooo:paragraph-rsid="0017a409"/>
    </style:style>
    <style:style style:name="P3" style:family="paragraph" style:parent-style-name="Standard">
      <style:text-properties style:text-underline-style="solid" style:text-underline-width="auto" style:text-underline-color="font-color" officeooo:rsid="001ef768" officeooo:paragraph-rsid="0017a409"/>
    </style:style>
    <style:style style:name="P4" style:family="paragraph" style:parent-style-name="Standard">
      <style:text-properties style:text-underline-style="solid" style:text-underline-width="auto" style:text-underline-color="font-color" officeooo:rsid="001598da" officeooo:paragraph-rsid="0017a409"/>
    </style:style>
    <style:style style:name="P5" style:family="paragraph" style:parent-style-name="Standard">
      <style:text-properties officeooo:rsid="0017a409" officeooo:paragraph-rsid="0017a409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afeef"/>
    </style:style>
    <style:style style:name="T3" style:family="text">
      <style:text-properties style:text-position="0% 100%" style:text-underline-style="none"/>
    </style:style>
    <style:style style:name="T4" style:family="text">
      <style:text-properties style:text-position="0% 100%" style:text-underline-style="none" officeooo:rsid="001598da"/>
    </style:style>
    <style:style style:name="T5" style:family="text">
      <style:text-properties style:text-position="0% 100%" style:text-underline-style="none" officeooo:rsid="00173ea9"/>
    </style:style>
    <style:style style:name="T6" style:family="text">
      <style:text-properties style:text-position="0% 100%" style:text-underline-style="none" officeooo:rsid="0020b68b"/>
    </style:style>
    <style:style style:name="T7" style:family="text">
      <style:text-properties style:text-position="0% 100%" style:text-underline-style="none" officeooo:rsid="0016eb1f"/>
    </style:style>
    <style:style style:name="T8" style:family="text">
      <style:text-properties style:text-position="0% 100%" style:text-underline-style="none" officeooo:rsid="0021a630"/>
    </style:style>
    <style:style style:name="T9" style:family="text">
      <style:text-properties style:text-position="0% 100%" style:text-underline-style="none" officeooo:rsid="00187821"/>
    </style:style>
    <style:style style:name="T10" style:family="text">
      <style:text-properties style:text-position="0% 100%" style:text-underline-style="none" officeooo:rsid="0019be7f"/>
    </style:style>
    <style:style style:name="T11" style:family="text">
      <style:text-properties style:text-position="0% 100%" style:text-underline-style="none" officeooo:rsid="001afeef"/>
    </style:style>
    <style:style style:name="T12" style:family="text">
      <style:text-properties style:text-position="0% 100%" style:text-underline-style="none" officeooo:rsid="0019c5a3"/>
    </style:style>
    <style:style style:name="T13" style:family="text">
      <style:text-properties style:text-position="0% 100%" style:text-underline-style="none" officeooo:rsid="001a0ac9"/>
    </style:style>
    <style:style style:name="T14" style:family="text">
      <style:text-properties style:text-position="0% 100%" style:text-underline-style="none" officeooo:rsid="001b2896"/>
    </style:style>
    <style:style style:name="T15" style:family="text">
      <style:text-properties style:text-position="0% 100%" officeooo:rsid="001598da"/>
    </style:style>
    <style:style style:name="T16" style:family="text">
      <style:text-properties style:text-position="super 58%" style:text-underline-style="none"/>
    </style:style>
    <style:style style:name="T17" style:family="text">
      <style:text-properties style:text-position="super 58%" style:text-underline-style="none" officeooo:rsid="0020b68b"/>
    </style:style>
    <style:style style:name="T18" style:family="text">
      <style:text-properties style:text-position="super 58%" style:text-underline-style="none" officeooo:rsid="00173ea9"/>
    </style:style>
    <style:style style:name="T19" style:family="text">
      <style:text-properties style:text-position="super 58%" style:text-underline-style="none" officeooo:rsid="0019be7f"/>
    </style:style>
    <style:style style:name="T20" style:family="text">
      <style:text-properties style:text-position="super 58%" style:text-underline-style="none" officeooo:rsid="001be302"/>
    </style:style>
    <style:style style:name="T21" style:family="text">
      <style:text-properties officeooo:rsid="0019c5a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he string <draw:frame draw:style-name="fr1" draw:name="Object1" text:anchor-type="as-char" svg:y="-0.172in" svg:width="3.322in" svg:height="0.2075in" draw:z-index="0"><draw:object xlink:href="./Object 1" xlink:type="simple" xlink:show="embed" xlink:actuate="onLoad"/><draw:image xlink:href="./ObjectReplacements/Object 1" xlink:type="simple" xlink:show="embed" xlink:actuate="onLoad"/></draw:frame><text:s text:c="2"/></text:p>
      <text:p text:style-name="P1"/>
      <text:p text:style-name="P5"><text:span text:style-name="T21">With y =</text:span> 1<text:span text:style-name="T16">0</text:span><text:span text:style-name="T3">, </text:span><text:span text:style-name="T12">k = 0, we are not doing any pumping to the string. <text:s/></text:span><text:span text:style-name="T13">Because of this, we get p + 0 = p. <text:s/>Because the number of </text:span><text:span text:style-name="T14">x’s </text:span><text:span text:style-name="T13">0s and </text:span><text:span text:style-name="T14">y’s </text:span><text:span text:style-name="T13">1s </text:span><text:span text:style-name="T14">are equal to the number of z’s 0’s (p)</text:span><text:span text:style-name="T13">, </text:span><text:span text:style-name="T14">we cannot show that the language is not regular.</text:span></text:p>
      <text:p text:style-name="P4"><text:span text:style-name="T11"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9:40:21.793433021</meta:creation-date>
    <dc:date>2019-02-24T21:16:30.910869507</dc:date>
    <meta:editing-duration>PT31S</meta:editing-duration>
    <meta:editing-cycles>1</meta:editing-cycles>
    <meta:document-statistic meta:table-count="0" meta:image-count="0" meta:object-count="1" meta:page-count="1" meta:paragraph-count="3" meta:word-count="56" meta:character-count="247" meta:non-whitespace-character-count="187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sup>
        <mn>0</mn>
        <mi>p</mi>
      </msup>
      <msup>
        <mn>1</mn>
        <mn>0</mn>
      </msup>
      <msup>
        <mn>0</mn>
        <mi>p</mi>
      </msup>
      <mtext> the values for x = </mtext>
      <msup>
        <mn>0</mn>
        <mi>p</mi>
      </msup>
      <mtext>, y = </mtext>
      <msup>
        <mn>1</mn>
        <mn>0</mn>
      </msup>
      <mtext> and z = </mtext>
      <msup>
        <mn>0</mn>
        <mi>p</mi>
      </msup>
      <mtext>.</mtext>
    </mrow>
    <annotation encoding="StarMath 5.0">0^p 1^0 0^p " the values for x = " 0^p ", y = " 1^0 " and z = "0^p"."</annotation>
  </semantics>
</math>
</file>